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Standard">
      <style:table-properties style:width="6.5729in" fo:margin-left="0in" fo:margin-top="0in" fo:margin-bottom="0in" style:page-number="1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3.2715in"/>
    </style:style>
    <style:style style:name="Table1.D" style:family="table-column">
      <style:table-column-properties style:column-width="1.885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3813in" fo:keep-together="auto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92in" fo:margin-left="0.0132in" fo:margin-top="0in" fo:margin-bottom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0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9.0528in" fo:margin-left="0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4.12" style:family="table-row">
      <style:table-row-properties style:min-row-height="0.3736in" fo:keep-together="auto"/>
    </style:style>
    <style:style style:name="Table4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C1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9.0528in" fo:margin-left="0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C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C1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9.0528in" fo:margin-left="0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3403in"/>
    </style:style>
    <style:style style:name="Table6.C" style:family="table-column">
      <style:table-column-properties style:column-width="2.868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C5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C6" style:family="table-cell">
      <style:table-cell-properties fo:padding-left="0.0785in" fo:padding-right="0.075in" fo:padding-top="0in" fo:padding-bottom="0in" fo:border="0.5pt solid #000000"/>
    </style:style>
    <style:style style:name="Table6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C7" style:family="table-cell">
      <style:table-cell-properties fo:padding-left="0.0785in" fo:padding-right="0.075in" fo:padding-top="0in" fo:padding-bottom="0in" fo:border="0.5pt solid #000000"/>
    </style:style>
    <style:style style:name="Table6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8" style:family="table-cell">
      <style:table-cell-properties fo:padding-left="0.0785in" fo:padding-right="0.075in" fo:padding-top="0in" fo:padding-bottom="0in" fo:border="0.5pt solid #000000"/>
    </style:style>
    <style:style style:name="Table6.C8" style:family="table-cell">
      <style:table-cell-properties fo:padding-left="0.0785in" fo:padding-right="0.075in" fo:padding-top="0in" fo:padding-bottom="0in" fo:border="0.5pt solid #000000"/>
    </style:style>
    <style:style style:name="Table6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9" style:family="table-cell">
      <style:table-cell-properties fo:padding-left="0.0785in" fo:padding-right="0.075in" fo:padding-top="0in" fo:padding-bottom="0in" fo:border="0.5pt solid #000000"/>
    </style:style>
    <style:style style:name="Table6.C9" style:family="table-cell">
      <style:table-cell-properties fo:padding-left="0.0785in" fo:padding-right="0.075in" fo:padding-top="0in" fo:padding-bottom="0in" fo:border="0.5pt solid #000000"/>
    </style:style>
    <style:style style:name="Table6.10" style:family="table-row">
      <style:table-row-properties style:min-row-height="0.5021in" fo:keep-together="auto"/>
    </style:style>
    <style:style style:name="Table6.A10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1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2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3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4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5" style:family="table-cell">
      <style:table-cell-properties fo:padding-left="0.0785in" fo:padding-right="0.075in" fo:padding-top="0in" fo:padding-bottom="0in" fo:border="0.5pt solid #000000"/>
    </style:style>
    <style:style style:name="Table6.C15" style:family="table-cell">
      <style:table-cell-properties fo:padding-left="0.0785in" fo:padding-right="0.075in" fo:padding-top="0in" fo:padding-bottom="0in" fo:border="0.5pt solid #000000"/>
    </style:style>
    <style:style style:name="Table6.A1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6" style:family="table-cell">
      <style:table-cell-properties fo:padding-left="0.0785in" fo:padding-right="0.075in" fo:padding-top="0in" fo:padding-bottom="0in" fo:border="0.5pt solid #000000"/>
    </style:style>
    <style:style style:name="Table6.C16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3" style:font-name-complex="Arial3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Arial" style:font-name-asian="Arial3" style:font-name-complex="Arial3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9" style:family="paragraph" style:parent-style-name="Standard">
      <style:paragraph-properties fo:padding="0in" fo:border="none"/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10" style:family="paragraph" style:parent-style-name="Standard">
      <style:paragraph-properties fo:padding="0in" fo:border="none"/>
      <style:text-properties style:font-name="Arial" style:font-name-asian="Arial3" style:font-name-complex="Arial3"/>
    </style:style>
    <style:style style:name="P11" style:family="paragraph" style:parent-style-name="Standard">
      <style:paragraph-properties fo:padding="0in" fo:border="none"/>
      <style:text-properties style:font-name="Arial" officeooo:rsid="002272b0" officeooo:paragraph-rsid="002272b0" style:font-name-asian="Arial3" style:font-name-complex="Arial3"/>
    </style:style>
    <style:style style:name="P12" style:family="paragraph" style:parent-style-name="Standard">
      <style:paragraph-properties fo:padding="0in" fo:border="none"/>
      <style:text-properties style:font-name="Arial" officeooo:rsid="0027c680" officeooo:paragraph-rsid="0027c680" style:font-name-asian="Arial3" style:font-name-complex="Arial3"/>
    </style:style>
    <style:style style:name="P13" style:family="paragraph" style:parent-style-name="Standard">
      <style:paragraph-properties fo:padding="0in" fo:border="none"/>
      <style:text-properties style:font-name="Arial" officeooo:rsid="0027c680" officeooo:paragraph-rsid="0028f2c9" style:font-name-asian="Arial3" style:font-name-complex="Arial3"/>
    </style:style>
    <style:style style:name="P14" style:family="paragraph" style:parent-style-name="Standard">
      <style:paragraph-properties fo:padding="0in" fo:border="none"/>
      <style:text-properties style:font-name="Arial" officeooo:rsid="00282b82" officeooo:paragraph-rsid="00282b82" style:font-name-asian="Arial3" style:font-name-complex="Arial3"/>
    </style:style>
    <style:style style:name="P15" style:family="paragraph" style:parent-style-name="Standard">
      <style:paragraph-properties fo:padding="0in" fo:border="none"/>
      <style:text-properties style:font-name="Arial" officeooo:rsid="00282b82" officeooo:paragraph-rsid="002a4390" style:font-name-asian="Arial3" style:font-name-complex="Arial3"/>
    </style:style>
    <style:style style:name="P16" style:family="paragraph" style:parent-style-name="Standard">
      <style:paragraph-properties fo:padding="0in" fo:border="none"/>
      <style:text-properties style:font-name="Arial" fo:font-weight="bold" style:font-name-asian="Arial3" style:font-weight-asian="bold" style:font-name-complex="Arial3"/>
    </style:style>
    <style:style style:name="P17" style:family="paragraph" style:parent-style-name="Standard">
      <style:paragraph-properties fo:padding="0in" fo:border="none"/>
      <style:text-properties style:font-name="Arial" fo:font-style="normal" officeooo:rsid="00228353" officeooo:paragraph-rsid="00228353" style:font-name-asian="Arial3" style:font-style-asian="normal" style:font-name-complex="Arial3" style:font-style-complex="normal"/>
    </style:style>
    <style:style style:name="P18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Arial3" style:font-size-asian="11pt" style:font-style-asian="normal" style:font-name-complex="Arial3" style:font-size-complex="11pt" style:font-style-complex="normal"/>
    </style:style>
    <style:style style:name="P19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20" style:family="paragraph" style:parent-style-name="Standard">
      <style:paragraph-properties fo:padding="0in" fo:border="none"/>
      <style:text-properties officeooo:paragraph-rsid="003586ef"/>
    </style:style>
    <style:style style:name="P21" style:family="paragraph" style:parent-style-name="Standard">
      <style:paragraph-properties fo:padding="0in" fo:border="none"/>
      <style:text-properties officeooo:rsid="003586ef" officeooo:paragraph-rsid="003586ef"/>
    </style:style>
    <style:style style:name="P22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23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/>
    </style:style>
    <style:style style:name="P24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aeeb8" officeooo:paragraph-rsid="001aeeb8" style:font-name-asian="Arial3" style:font-style-asian="italic" style:font-name-complex="Arial3"/>
    </style:style>
    <style:style style:name="P25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2c49" officeooo:paragraph-rsid="001c2c49" style:font-name-asian="Arial3" style:font-style-asian="italic" style:font-name-complex="Arial3"/>
    </style:style>
    <style:style style:name="P26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6e66" officeooo:paragraph-rsid="001c6e66" style:font-name-asian="Arial3" style:font-style-asian="italic" style:font-name-complex="Arial3"/>
    </style:style>
    <style:style style:name="P27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28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e4698" officeooo:paragraph-rsid="001e4698" style:font-name-asian="Arial3" style:font-style-asian="italic" style:font-name-complex="Arial3"/>
    </style:style>
    <style:style style:name="P29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272b38" officeooo:paragraph-rsid="00272b38" style:font-name-asian="Arial3" style:font-style-asian="italic" style:font-name-complex="Arial3"/>
    </style:style>
    <style:style style:name="P30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style:font-name-asian="Arial3" style:font-style-asian="normal" style:font-name-complex="Arial3" style:font-style-complex="normal"/>
    </style:style>
    <style:style style:name="P31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officeooo:paragraph-rsid="001e6f49" style:font-name-asian="Arial3" style:font-style-asian="normal" style:font-name-complex="Arial3" style:font-style-complex="normal"/>
    </style:style>
    <style:style style:name="P3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2272b0" officeooo:paragraph-rsid="002272b0" style:font-name-asian="Arial3" style:font-name-complex="Arial3"/>
    </style:style>
    <style:style style:name="P33" style:family="paragraph" style:parent-style-name="Standard">
      <style:paragraph-properties fo:margin-top="0in" fo:margin-bottom="0.1665in" loext:contextual-spacing="false" fo:line-height="100%" fo:padding="0in" fo:border="none"/>
      <style:text-properties fo:font-size="11pt" officeooo:paragraph-rsid="001c6e66" style:font-size-asian="11pt" style:font-size-complex="11pt"/>
    </style:style>
    <style:style style:name="P34" style:family="paragraph" style:parent-style-name="Standard">
      <style:paragraph-properties fo:margin-top="0in" fo:margin-bottom="0.1665in" loext:contextual-spacing="false" fo:line-height="100%" fo:padding="0in" fo:border="none"/>
      <style:text-properties fo:font-style="normal" style:font-style-asian="normal" style:font-style-complex="normal"/>
    </style:style>
    <style:style style:name="P35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 style:font-style-complex="italic"/>
    </style:style>
    <style:style style:name="P36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name-complex="Arial3" style:font-size-complex="11pt"/>
    </style:style>
    <style:style style:name="P37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aeeb8" style:text-blinking="false" fo:background-color="transparent" style:font-name-asian="Arial3" style:font-size-asian="11pt" style:font-name-complex="Arial3" style:font-size-complex="11pt"/>
    </style:style>
    <style:style style:name="P38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39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40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41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42" style:family="paragraph" style:parent-style-name="Standard">
      <style:text-properties style:font-name="Arial" fo:font-size="12pt" style:font-name-asian="Arial3" style:font-size-asian="12pt" style:font-name-complex="Arial3" style:font-size-complex="12pt"/>
    </style:style>
    <style:style style:name="P43" style:family="paragraph" style:parent-style-name="Standard"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44" style:family="paragraph" style:parent-style-name="Standard">
      <style:paragraph-properties fo:margin-left="0in" fo:margin-right="0.5161in" fo:text-indent="0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45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3" style:font-name-complex="Arial3"/>
    </style:style>
    <style:style style:name="P46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/>
    </style:style>
    <style:style style:name="P47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48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 style:font-style-complex="italic"/>
    </style:style>
    <style:style style:name="P49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559ec" style:font-name-asian="Arial3" style:font-style-asian="italic" style:font-name-complex="Arial3" style:font-style-complex="italic"/>
    </style:style>
    <style:style style:name="P50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normal" style:font-name-asian="Arial3" style:font-style-asian="normal" style:font-name-complex="Arial3" style:font-style-complex="normal"/>
    </style:style>
    <style:style style:name="P51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187d8a" style:font-name-asian="Arial3" style:font-style-asian="italic" style:font-name-complex="Arial3"/>
    </style:style>
    <style:style style:name="P52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53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54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272b38" style:font-name-asian="Arial3" style:font-style-asian="italic" style:font-name-complex="Arial3" style:font-style-complex="italic"/>
    </style:style>
    <style:style style:name="P55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normal" fo:font-weight="bold" style:font-name-asian="Arial3" style:font-style-asian="normal" style:font-weight-asian="bold" style:font-name-complex="Arial3" style:font-style-complex="normal" style:font-weight-complex="bold"/>
    </style:style>
    <style:style style:name="P56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fo:font-size="12pt" officeooo:paragraph-rsid="00182b40" style:font-size-asian="12pt" style:font-size-complex="12pt"/>
    </style:style>
    <style:style style:name="P57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</style:style>
    <style:style style:name="P58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officeooo:paragraph-rsid="001561e2"/>
    </style:style>
    <style:style style:name="P59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style:font-name="Arial" fo:font-size="12pt" officeooo:paragraph-rsid="00182b40" style:font-name-asian="Arial3" style:font-size-asian="12pt" style:font-name-complex="Arial3" style:font-size-complex="12pt"/>
    </style:style>
    <style:style style:name="P60" style:family="paragraph" style:parent-style-name="Standard">
      <style:paragraph-properties fo:margin-top="0.0835in" fo:margin-bottom="0.0835in" loext:contextual-spacing="false" fo:line-height="100%" fo:padding="0in" fo:border="none"/>
      <style:text-properties style:font-name="Arial" fo:font-size="12pt" fo:font-weight="bold" officeooo:rsid="001561e2" officeooo:paragraph-rsid="001561e2" style:font-name-asian="Arial3" style:font-size-asian="12pt" style:font-weight-asian="bold" style:font-name-complex="Arial3" style:font-size-complex="12pt" style:font-weight-complex="bold"/>
    </style:style>
    <style:style style:name="P61" style:family="paragraph" style:parent-style-name="Standard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62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63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4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65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66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272b0" officeooo:paragraph-rsid="002272b0" style:font-name-asian="Arial3" style:font-weight-asian="bold" style:font-name-complex="Arial3"/>
    </style:style>
    <style:style style:name="P67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68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9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017b4" officeooo:paragraph-rsid="002017b4" style:font-name-asian="Arial3" style:font-weight-asian="bold" style:font-name-complex="Arial3"/>
    </style:style>
    <style:style style:name="P70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32d33a" officeooo:paragraph-rsid="0032d33a" style:font-name-asian="Arial3" style:font-weight-asian="bold" style:font-name-complex="Arial3"/>
    </style:style>
    <style:style style:name="P71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72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aeeb8" officeooo:paragraph-rsid="001aeeb8" style:font-name-asian="Arial3" style:font-weight-asian="bold" style:font-name-complex="Arial3"/>
    </style:style>
    <style:style style:name="P73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74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75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76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77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style:font-name="Arial" fo:font-weight="bold" officeooo:rsid="001c6e66" officeooo:paragraph-rsid="001c6e66" style:font-name-asian="Arial3" style:font-weight-asian="bold" style:font-name-complex="Arial3"/>
    </style:style>
    <style:style style:name="T1" style:family="text">
      <style:text-properties fo:color="#000000"/>
    </style:style>
    <style:style style:name="T2" style:family="text">
      <style:text-properties fo:color="#000000" officeooo:rsid="002e51b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font-name="Arial" style:font-name-asian="Arial3" style:font-name-complex="Arial3"/>
    </style:style>
    <style:style style:name="T5" style:family="text">
      <style:text-properties style:font-name="Arial" officeooo:rsid="001561e2" style:font-name-asian="Arial3" style:font-name-complex="Arial3"/>
    </style:style>
    <style:style style:name="T6" style:family="text">
      <style:text-properties style:font-name="Arial" officeooo:rsid="00182b40" style:font-name-asian="Arial3" style:font-name-complex="Arial3"/>
    </style:style>
    <style:style style:name="T7" style:family="text">
      <style:text-properties style:font-name="Arial" officeooo:rsid="001a7d0f" style:font-name-asian="Arial3" style:font-name-complex="Arial3"/>
    </style:style>
    <style:style style:name="T8" style:family="text">
      <style:text-properties style:font-name="Arial" officeooo:rsid="001e6f49" style:font-name-asian="Arial3" style:font-name-complex="Arial3"/>
    </style:style>
    <style:style style:name="T9" style:family="text">
      <style:text-properties style:font-name="Arial" officeooo:rsid="0032d33a" style:font-name-asian="Arial3" style:font-name-complex="Arial3"/>
    </style:style>
    <style:style style:name="T10" style:family="text">
      <style:text-properties style:font-name="Arial" fo:font-size="12pt" style:font-name-asian="Arial3" style:font-size-asian="12pt" style:font-name-complex="Arial3" style:font-size-complex="12pt"/>
    </style:style>
    <style:style style:name="T11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12" style:family="text">
      <style:text-properties style:font-name="Arial" fo:font-size="12pt" fo:font-weight="bold" officeooo:rsid="001561e2" style:font-name-asian="Arial3" style:font-size-asian="12pt" style:font-weight-asian="bold" style:font-name-complex="Arial3" style:font-size-complex="12pt"/>
    </style:style>
    <style:style style:name="T13" style:family="text">
      <style:text-properties style:font-name="Arial" fo:font-style="italic" fo:font-weight="bold" style:font-name-asian="Arial3" style:font-style-asian="italic" style:font-weight-asian="bold" style:font-name-complex="Arial3"/>
    </style:style>
    <style:style style:name="T14" style:family="text">
      <style:text-properties style:font-name="Arial" fo:font-style="italic" style:font-name-asian="Arial3" style:font-style-asian="italic" style:font-name-complex="Arial3"/>
    </style:style>
    <style:style style:name="T15" style:family="text">
      <style:text-properties style:font-name="Arial" fo:font-style="italic" officeooo:rsid="00187d8a" style:font-name-asian="Arial3" style:font-style-asian="italic" style:font-name-complex="Arial3"/>
    </style:style>
    <style:style style:name="T16" style:family="text">
      <style:text-properties style:font-name="Arial" fo:font-style="italic" officeooo:rsid="0019d548" style:font-name-asian="Arial3" style:font-style-asian="italic" style:font-name-complex="Arial3"/>
    </style:style>
    <style:style style:name="T17" style:family="text">
      <style:text-properties style:font-name="Arial" fo:font-style="italic" officeooo:rsid="001a7d0f" style:font-name-asian="Arial3" style:font-style-asian="italic" style:font-name-complex="Arial3"/>
    </style:style>
    <style:style style:name="T18" style:family="text">
      <style:text-properties style:font-name="Arial" fo:font-weight="bold" officeooo:rsid="0032d33a" style:font-name-asian="Arial3" style:font-weight-asian="bold" style:font-name-complex="Arial3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style:text-underline-style="none" fo:font-weight="normal" style:text-blinking="false" fo:background-color="transparent" loext:char-shading-value="0" style:font-name-asian="Arial3" style:font-name-complex="Arial3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1c6e66" style:text-blinking="false" fo:background-color="transparent" loext:char-shading-value="0" style:font-name-asian="Arial3" style:font-name-complex="Arial3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32d33a" style:text-blinking="false" fo:background-color="transparent" loext:char-shading-value="0" style:font-name-asian="Arial3" style:font-name-complex="Arial3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2pt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name-asian="Arial3" style:font-name-complex="Arial3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561e2" style:text-blinking="false" fo:background-color="transparent" loext:char-shading-value="0" style:font-name-asian="Arial3" style:font-name-complex="Arial3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32d33a" style:text-blinking="false" fo:background-color="transparent" loext:char-shading-value="0" style:font-name-asian="Arial3" style:font-name-complex="Arial3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a4390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officeooo:rsid="002a439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2" style:family="text">
      <style:text-properties officeooo:rsid="00187d8a"/>
    </style:style>
    <style:style style:name="T33" style:family="text">
      <style:text-properties officeooo:rsid="001e4698"/>
    </style:style>
    <style:style style:name="T34" style:family="text">
      <style:text-properties officeooo:rsid="001e6f49"/>
    </style:style>
    <style:style style:name="T35" style:family="text">
      <style:text-properties officeooo:rsid="002017b4"/>
    </style:style>
    <style:style style:name="T36" style:family="text">
      <style:text-properties officeooo:rsid="002272b0"/>
    </style:style>
    <style:style style:name="T37" style:family="text">
      <style:text-properties officeooo:rsid="002272b0" style:font-style-complex="normal"/>
    </style:style>
    <style:style style:name="T38" style:family="text">
      <style:text-properties officeooo:rsid="002559ec" style:font-style-complex="normal"/>
    </style:style>
    <style:style style:name="T39" style:family="text">
      <style:text-properties officeooo:rsid="00272b38" style:font-style-complex="normal"/>
    </style:style>
    <style:style style:name="T40" style:family="text">
      <style:text-properties officeooo:rsid="002559ec"/>
    </style:style>
    <style:style style:name="T41" style:family="text">
      <style:text-properties officeooo:rsid="00272b38"/>
    </style:style>
    <style:style style:name="T42" style:family="text">
      <style:text-properties officeooo:rsid="0028f2c9"/>
    </style:style>
    <style:style style:name="T43" style:family="text">
      <style:text-properties officeooo:rsid="002a4390"/>
    </style:style>
    <style:style style:name="T44" style:family="text">
      <style:text-properties officeooo:rsid="0032d33a"/>
    </style:style>
    <style:style style:name="T45" style:family="text">
      <style:text-properties officeooo:rsid="003586ef"/>
    </style:style>
    <style:style style:name="T46" style:family="text">
      <style:text-properties officeooo:rsid="0035c6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8">Assignment 1</text:p>
          </table:table-cell>
          <table:covered-table-cell/>
          <table:table-cell table:style-name="Table1.C1" table:number-columns-spanned="2" office:value-type="string">
            <text:p text:style-name="P8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Course</text:p>
          </table:table-cell>
          <table:covered-table-cell/>
          <table:table-cell table:style-name="Table1.C2" table:number-columns-spanned="2" office:value-type="string">
            <text:p text:style-name="P7"><text:span text:style-name="T11">Web Application &amp; Service Development with Spring Framework v5</text:span><text:span text:style-name="T10"> –</text:span><text:span text:style-name="T11"> 201</text:span><text:span text:style-name="T12">9/2020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8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44">№</text:p>
          </table:table-cell>
          <table:table-cell table:style-name="Table1.A5" table:number-columns-spanned="2" office:value-type="string">
            <text:p text:style-name="P42">Pseudonym</text:p>
          </table:table-cell>
          <table:covered-table-cell/>
          <table:table-cell table:style-name="Table1.A5" office:value-type="string">
            <text:p text:style-name="P8">Face-to-face/ online</text:p>
          </table:table-cell>
        </table:table-row>
        <table:table-row table:style-name="Table1.6">
          <table:table-cell table:style-name="Table1.A6" office:value-type="string">
            <text:p text:style-name="P44">1</text:p>
          </table:table-cell>
          <table:table-cell table:style-name="Table1.B6" table:number-columns-spanned="2" office:value-type="string">
            <text:p text:style-name="P43">Roksana Yaneva</text:p>
          </table:table-cell>
          <table:covered-table-cell/>
          <table:table-cell table:style-name="Table1.D6" office:value-type="string">
            <text:p text:style-name="P9">R.K.Y.</text:p>
          </table:table-cell>
        </table:table-row>
      </table:table>
      <text:p text:style-name="P4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roject name</text:p>
          </table:table-cell>
          <table:table-cell table:style-name="Table2.B1" office:value-type="string">
            <text:p text:style-name="P60"><text:span text:style-name="T44">RoxStar Games </text:span>Online Store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139653267" text:style-name="WWNum1">
              <text:list-item>
                <text:p text:style-name="P61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56"><text:span text:style-name="T18">RoxStar Games</text:span><text:span text:style-name="T5"> is an online </text:span><text:span text:style-name="T9">games</text:span><text:span text:style-name="T5"> store which provides the following features: creating a user profile, shopping cart, online ordering, </text:span><text:span text:style-name="T9">games</text:span><text:span text:style-name="T5"> search, notifications. There are also</text:span><text:span text:style-name="T4"> administrators to manage </text:span><text:span text:style-name="T5">all that.</text:span><text:span text:style-name="T4"> The system will be developed using </text:span><text:span text:style-name="T13">Spring 5 Application Development Framework</text:span><text:span text:style-name="T4">.</text:span><text:span text:style-name="T14"> </text:span><text:span text:style-name="T4">It will implement web-based front-end client using </text:span><text:span text:style-name="T13">Thymeleaf/JSP</text:span><text:span text:style-name="T4"> templates and </text:span><text:span text:style-name="T13">jQuery</text:span><text:span text:style-name="T4"> or </text:span><text:span text:style-name="T13">React.js/Vue.js/Angular</text:span><text:span text:style-name="T4"> JavaScript/TypeScript libraries for asynchronous page data updates. Each page will have a distinct URL, and the routing between pages will be done server side using </text:span><text:span text:style-name="T13">SpringMVC/ WebFlux</text:span><text:span text:style-name="T4">. The backend will be implemented as a </text:span><text:span text:style-name="T13">REST/JSON API</text:span><text:span text:style-name="T4"> using JSON data serialization. There will be also a real-time event streaming from the server to the web client using </text:span><text:span text:style-name="T13">WebFlux</text:span><text:span text:style-name="T4"> and </text:span><text:span text:style-name="T13">Server Sent Events (SSE)/WebSocket</text:span><text:span text:style-name="T4"> in order to allow the </text:span><text:span text:style-name="T6">Administrator to send notifications for sales and discounts on certain </text:span><text:span text:style-name="T9">games</text:span><text:span text:style-name="T6"> or collections</text:span><text:span text:style-name="T4"> in real time.</text:span></text:p>
            <text:p text:style-name="P59">The main user roles (actors in UML) are:</text:p>
            <text:p text:style-name="P58"><text:soft-page-break/><text:span text:style-name="T4">•<text:tab/></text:span><text:bookmark text:name="docs-internal-guid-689e5998-7fff-0176-a0e7-79dc3bd6be28"/><text:span text:style-name="T23">Unregistered User</text:span><text:span text:style-name="T19"> – </text:span><text:span text:style-name="T24">Can view all </text:span><text:span text:style-name="T26">game</text:span><text:span text:style-name="T25">s</text:span><text:span text:style-name="T24"> and information about them, but cannot make purchases</text:span><text:span text:style-name="T4"> </text:span></text:p>
            <text:p text:style-name="P57"><text:span text:style-name="T4">•<text:tab/></text:span><text:bookmark text:name="docs-internal-guid-5be52f69-7fff-ded2-df38-0ba75301a45c"/><text:span text:style-name="T23">Registered User</text:span><text:span text:style-name="T24"> – Can view all </text:span><text:span text:style-name="T26">games</text:span><text:span text:style-name="T24"> and information about them, as well as order </text:span><text:span text:style-name="T26">game</text:span><text:span text:style-name="T25">s</text:span><text:span text:style-name="T24"> by adding them to his/her shopping cart</text:span></text:p>
            <text:p text:style-name="P57"><text:span text:style-name="T4">•<text:tab/></text:span><text:bookmark text:name="docs-internal-guid-56065cb3-7fff-80df-a147-fe76689a8caa"/><text:span text:style-name="T23">Administrator</text:span><text:span text:style-name="T19"> </text:span><text:span text:style-name="T24">(extends </text:span><text:span text:style-name="T23">Registered User</text:span><text:span text:style-name="T24">) – can manage (create, edit user data and delete) all </text:span><text:span text:style-name="T23">Registered Users, send notifications for discounts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200821671065148" text:continue-numbering="true" text:style-name="WWNum1">
              <text:list-item>
                <text:p text:style-name="P62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6">Use case name</text:p>
          </table:table-cell>
          <table:table-cell table:style-name="Table4.A2" office:value-type="string">
            <text:p text:style-name="P16">Brief Descriptions</text:p>
          </table:table-cell>
          <table:table-cell table:style-name="Table4.A2" office:value-type="string">
            <text:p text:style-name="P16">Actors Involved</text:p>
          </table:table-cell>
        </table:table-row>
        <table:table-row table:style-name="Table4.1">
          <table:table-cell table:style-name="Table4.A3" office:value-type="string">
            <text:list xml:id="list200821421418442" text:continue-numbering="true" text:style-name="WWNum1">
              <text:list-item>
                <text:list>
                  <text:list-item>
                    <text:p text:style-name="P63">Browse informatio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7"><text:span text:style-name="T4">The </text:span><text:span text:style-name="T14">User</text:span><text:span text:style-name="T4"> can browse the information views (Home, </text:span><text:span text:style-name="T9">Game</text:span><text:span text:style-name="T7">s Categories, Notifications,</text:span><text:span text:style-name="T4"> About)</text:span></text:p>
          </table:table-cell>
          <table:table-cell table:style-name="Table4.C3" office:value-type="string">
            <text:p text:style-name="P45">All users</text:p>
          </table:table-cell>
        </table:table-row>
        <table:table-row table:style-name="Table4.1">
          <table:table-cell table:style-name="Table4.A4" office:value-type="string">
            <text:list xml:id="list200822300370448" text:continue-numbering="true" text:style-name="WWNum1">
              <text:list-item>
                <text:list>
                  <text:list-item>
                    <text:p text:style-name="P63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7"><text:span text:style-name="T15">Unregistered</text:span><text:span text:style-name="T14"> User </text:span><text:span text:style-name="T4">can register in the system by providing a valid e-mail address, first and last name, and choosing password. By default, all new registered users have </text:span><text:span text:style-name="T15">Customer</text:span><text:span text:style-name="T4"> role.</text:span></text:p>
            <text:p text:style-name="P10"/>
            <text:p text:style-name="P7"><text:span text:style-name="T14">Administrator</text:span><text:span text:style-name="T4"> can register new by entering </text:span><text:span text:style-name="T14">User Data</text:span><text:span text:style-name="T4"> and choosing a Role (</text:span><text:span text:style-name="T16">Customer</text:span><text:span text:style-name="T4"> or </text:span><text:span text:style-name="T14">Administrator</text:span><text:span text:style-name="T4">).</text:span></text:p>
          </table:table-cell>
          <table:table-cell table:style-name="Table4.C4" office:value-type="string">
            <text:p text:style-name="P51"><text:span text:style-name="T32">Unregistered</text:span> User, Administrator</text:p>
          </table:table-cell>
        </table:table-row>
        <table:table-row table:style-name="Table4.1">
          <table:table-cell table:style-name="Table4.A5" office:value-type="string">
            <text:list xml:id="list200821878706553" text:continue-numbering="true" text:style-name="WWNum1">
              <text:list-item>
                <text:list>
                  <text:list-item>
                    <text:p text:style-name="P63">Change User Data 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22"><text:span text:style-name="T14">Registered User</text:span><text:span text:style-name="T17">s</text:span><text:span text:style-name="T14"> </text:span><text:span text:style-name="T4">can view and edit </text:span><text:span text:style-name="T7">t</text:span><text:span text:style-name="T4">he</text:span><text:span text:style-name="T7">i</text:span><text:span text:style-name="T4">r personal </text:span><text:span text:style-name="T14">User Data.</text:span></text:p>
            <text:p text:style-name="P35"><text:bookmark text:name="docs-internal-guid-9dda1558-7fff-721d-27f2-8d8824cb82a1"/>Administrator can view and edit User Data of all Users. If a User <text:soft-page-break/>has forgotten their password Administrator can reset it.</text:p>
          </table:table-cell>
          <table:table-cell table:style-name="Table4.C5" office:value-type="string">
            <text:p text:style-name="P23">Registered User, Administrator</text:p>
          </table:table-cell>
        </table:table-row>
        <table:table-row table:style-name="Table4.1">
          <table:table-cell table:style-name="Table4.A6" office:value-type="string">
            <text:list xml:id="list200821247230290" text:continue-numbering="true" text:style-name="WWNum1">
              <text:list-item>
                <text:list>
                  <text:list-item>
                    <text:p text:style-name="P71">Manage Users 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22"><text:span text:style-name="T14">Administrator</text:span><text:span text:style-name="T4"> can browse and filter users based on different criteria: first and last name, email.</text:span></text:p>
            <text:p text:style-name="P22"><text:span text:style-name="T14">Administrator</text:span><text:span text:style-name="T4"> can choose a </text:span><text:span text:style-name="T14">User</text:span><text:span text:style-name="T4"> to manage, and can manage the chosen User - edit (using Change User Data UC) or delete.</text:span></text:p>
            <text:p text:style-name="P22"><text:span text:style-name="T14">Administrator</text:span><text:span text:style-name="T4"> can create a new user using </text:span><text:span text:style-name="T14">Register UC</text:span><text:span text:style-name="T4">.</text:span></text:p>
          </table:table-cell>
          <table:table-cell table:style-name="Table4.C6" office:value-type="string">
            <text:p text:style-name="P23">Administrator</text:p>
          </table:table-cell>
        </table:table-row>
        <table:table-row table:style-name="Table4.1">
          <table:table-cell table:style-name="Table4.A7" office:value-type="string">
            <text:list xml:id="list200822067682508" text:continue-numbering="true" text:style-name="WWNum1">
              <text:list-item>
                <text:list>
                  <text:list-item>
                    <text:p text:style-name="P76"><text:bookmark text:name="docs-internal-guid-82e399f5-7fff-4fc2-bf28-03feee048e85"/>Add to shopping cart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36"><text:bookmark text:name="docs-internal-guid-8cf335d7-7fff-8448-ffbd-2b98c5f7f37c"/>Registered users can add products to their shopping cart and then purchase them.</text:p>
          </table:table-cell>
          <table:table-cell table:style-name="Table4.C7" office:value-type="string">
            <text:p text:style-name="P24">Registered User</text:p>
          </table:table-cell>
        </table:table-row>
        <table:table-row table:style-name="Table4.1">
          <table:table-cell table:style-name="Table4.A8" office:value-type="string">
            <text:list xml:id="list200821261265498" text:continue-numbering="true" text:style-name="WWNum1">
              <text:list-item>
                <text:list>
                  <text:list-item>
                    <text:p text:style-name="P72">Search for a <text:span text:style-name="T33">product</text:span>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37">All users can search for available products by entering their request in the search field.</text:p>
          </table:table-cell>
          <table:table-cell table:style-name="Table4.C8" office:value-type="string">
            <text:p text:style-name="P24">All users</text:p>
          </table:table-cell>
        </table:table-row>
        <table:table-row table:style-name="Table4.1">
          <table:table-cell table:style-name="Table4.A9" office:value-type="string">
            <text:list xml:id="list200821004662798" text:continue-numbering="true" text:style-name="WWNum1">
              <text:list-item>
                <text:list>
                  <text:list-item>
                    <text:p text:style-name="P77">Search by category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33"><text:span text:style-name="T20">All users can search for available </text:span><text:span text:style-name="T22">game</text:span><text:span text:style-name="T21">s on their genre, st</text:span><text:span text:style-name="T22">udio, platform,</text:span><text:span text:style-name="T21"> on discount, etc.</text:span></text:p>
          </table:table-cell>
          <table:table-cell table:style-name="Table4.C9" office:value-type="string">
            <text:p text:style-name="P26">All users</text:p>
          </table:table-cell>
        </table:table-row>
        <table:table-row table:style-name="Table4.1">
          <table:table-cell table:style-name="Table4.A10" office:value-type="string">
            <text:list xml:id="list200822455056287" text:continue-numbering="true" text:style-name="WWNum1">
              <text:list-item>
                <text:list>
                  <text:list-item>
                    <text:p text:style-name="P73">View trailers of a <text:span text:style-name="T44">game</text:span>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28"><text:span text:style-name="T41">All </text:span>users can <text:span text:style-name="T41">view trailers of the games.</text:span></text:p>
          </table:table-cell>
          <table:table-cell table:style-name="Table4.C10" office:value-type="string">
            <text:p text:style-name="P29">All users</text:p>
          </table:table-cell>
        </table:table-row>
        <table:table-row table:style-name="Table4.1">
          <table:table-cell table:style-name="Table4.A11" office:value-type="string">
            <text:list xml:id="list200820691138298" text:continue-numbering="true" text:style-name="WWNum1">
              <text:list-item>
                <text:list>
                  <text:list-item>
                    <text:p text:style-name="P75"><text:bookmark text:name="docs-internal-guid-37c5eb8d-7fff-ba56-6852-3bb5dfcf6521"/>Send notifications about discounts, etc.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36"><text:bookmark text:name="docs-internal-guid-8f325f9e-7fff-cd58-a0c8-c6896c630e80"/>Administrators can send notifications for discounts to the website.</text:p>
          </table:table-cell>
          <table:table-cell table:style-name="Table4.C11" office:value-type="string">
            <text:p text:style-name="P25">Administrators</text:p>
            <text:p text:style-name="P25">All users can see them</text:p>
          </table:table-cell>
        </table:table-row>
        <table:table-row table:style-name="Table4.12">
          <table:table-cell table:style-name="Table4.A12" office:value-type="string">
            <text:list xml:id="list200820913017903" text:continue-numbering="true" text:style-name="WWNum1">
              <text:list-item>
                <text:list>
                  <text:list-item>
                    <text:p text:style-name="P75"><text:bookmark text:name="docs-internal-guid-5211c17c-7fff-f71d-6ad8-cdd6ded7ebb3"/>Checkout</text:p>
                  </text:list-item>
                </text:list>
              </text:list-item>
            </text:list>
          </table:table-cell>
          <table:table-cell table:style-name="Table4.B12" office:value-type="string">
            <text:p text:style-name="P38"><text:bookmark text:name="docs-internal-guid-01306a0f-7fff-68b3-74d7-04de9da03d22"/>When a registered user makes an order he/she can choose the checkout details of his purchase (way of payment, invoice, way of shipment, etc)</text:p>
          </table:table-cell>
          <table:table-cell table:style-name="Table4.C12" office:value-type="string">
            <text:p text:style-name="P41"><text:bookmark text:name="docs-internal-guid-0580d426-7fff-b342-225f-a8e495cbeb9d"/>Registered User</text:p>
          </table:table-cell>
        </table:table-row>
      </table:table>
      <text:p text:style-name="P10"/>
      <text:p text:style-name="P10"/>
      <text:p text:style-name="P10"/>
      <text:p text:style-name="P10"><text:soft-page-break/>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200820897569679" text:continue-numbering="true" text:style-name="WWNum1">
              <text:list-item>
                <text:p text:style-name="P62">Main Views (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6">View name</text:p>
          </table:table-cell>
          <table:table-cell table:style-name="Table5.A2" office:value-type="string">
            <text:p text:style-name="P16">Brief Descriptions</text:p>
          </table:table-cell>
          <table:table-cell table:style-name="Table5.A2" office:value-type="string">
            <text:p text:style-name="P16">URI</text:p>
          </table:table-cell>
        </table:table-row>
        <table:table-row table:style-name="Table5.1">
          <table:table-cell table:style-name="Table5.A3" office:value-type="string">
            <text:list xml:id="list200820585528504" text:continue-numbering="true" text:style-name="WWNum1">
              <text:list-item>
                <text:list>
                  <text:list-item>
                    <text:p text:style-name="P63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17">Presents header with the logo, cart icon, sign in/log in section, search section notification banner, New and upcoming releases section, <text:span text:style-name="T44">Games</text:span> on sale section and footer with helpful links and other information</text:p>
          </table:table-cell>
          <table:table-cell table:style-name="Table5.C3" office:value-type="string">
            <text:p text:style-name="P50">/</text:p>
          </table:table-cell>
        </table:table-row>
        <table:table-row table:style-name="Table5.1">
          <table:table-cell table:style-name="Table5.A4" office:value-type="string">
            <text:list xml:id="list200822310657988" text:continue-numbering="true" text:style-name="WWNum1">
              <text:list-item>
                <text:list>
                  <text:list-item>
                    <text:p text:style-name="P64">User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31">Presents ability to manage (CRUD) Users and their User Data (available for Administrators only, as described in UCs). </text:p>
          </table:table-cell>
          <table:table-cell table:style-name="Table5.C4" office:value-type="string">
            <text:p text:style-name="P55">/<text:span text:style-name="T34">users</text:span></text:p>
          </table:table-cell>
        </table:table-row>
        <table:table-row table:style-name="Table5.1">
          <table:table-cell table:style-name="Table5.A5" office:value-type="string">
            <text:list xml:id="list200821794946585" text:continue-numbering="true" text:style-name="WWNum1">
              <text:list-item>
                <text:list>
                  <text:list-item>
                    <text:p text:style-name="P67"><text:span text:style-name="T44">Game</text:span>s (products)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18"><text:bookmark text:name="docs-internal-guid-9c3ab4ae-7fff-9540-a62a-0607d2234d17"/>Presents the products that are stored in the database and the ability to add, change, delete products as defined by the Ucs.</text:p>
          </table:table-cell>
          <table:table-cell table:style-name="Table5.C5" office:value-type="string">
            <text:p text:style-name="P55">/<text:span text:style-name="T44">games</text:span></text:p>
          </table:table-cell>
        </table:table-row>
        <table:table-row table:style-name="Table5.1">
          <table:table-cell table:style-name="Table5.A6" office:value-type="string">
            <text:list xml:id="list200821344695594" text:continue-numbering="true" text:style-name="WWNum1">
              <text:list-item>
                <text:list>
                  <text:list-item>
                    <text:p text:style-name="P68"><text:s/><text:span text:style-name="T35">Customer orders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9"><text:bookmark text:name="docs-internal-guid-6550f74d-7fff-4196-196b-a2fd0228d85f"/>Presents the orders the customer has placed and their status</text:p>
          </table:table-cell>
          <table:table-cell table:style-name="Table5.C6" office:value-type="string">
            <text:p text:style-name="P55">/<text:span text:style-name="T35">orders</text:span></text:p>
          </table:table-cell>
        </table:table-row>
        <table:table-row table:style-name="Table5.1">
          <table:table-cell table:style-name="Table5.A7" office:value-type="string">
            <text:list xml:id="list200822363242025" text:continue-numbering="true" text:style-name="WWNum1">
              <text:list-item>
                <text:list>
                  <text:list-item>
                    <text:p text:style-name="P68">User Registration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34"><text:span text:style-name="T4">Presents a view allowing the Anonymous Users to register in </text:span><text:span text:style-name="T9">RoxStar Games.</text:span></text:p>
          </table:table-cell>
          <table:table-cell table:style-name="Table5.C7" office:value-type="string">
            <text:p text:style-name="P30">/register</text:p>
          </table:table-cell>
        </table:table-row>
        <table:table-row table:style-name="Table5.1">
          <table:table-cell table:style-name="Table5.A8" office:value-type="string">
            <text:list xml:id="list200820617630530" text:continue-numbering="true" text:style-name="WWNum1">
              <text:list-item>
                <text:list>
                  <text:list-item>
                    <text:p text:style-name="P68">Login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30">Presents a view allowing the users to login.</text:p>
          </table:table-cell>
          <table:table-cell table:style-name="Table5.C8" office:value-type="string">
            <text:p text:style-name="P30">/logi<text:span text:style-name="T34">n</text:span></text:p>
          </table:table-cell>
        </table:table-row>
        <table:table-row table:style-name="Table5.1">
          <table:table-cell table:style-name="Table5.A9" office:value-type="string">
            <text:list xml:id="list200822147600965" text:continue-numbering="true" text:style-name="WWNum1">
              <text:list-item>
                <text:list>
                  <text:list-item>
                    <text:p text:style-name="P69">Checkout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39"><text:bookmark text:name="docs-internal-guid-9e604e5a-7fff-df66-362b-f791a91b4dbe"/>Presents the ability to choose checkout details for your order</text:p>
          </table:table-cell>
          <table:table-cell table:style-name="Table5.C9" office:value-type="string">
            <text:p text:style-name="P30">/<text:span text:style-name="T35">checkout</text:span></text:p>
          </table:table-cell>
        </table:table-row>
        <table:table-row table:style-name="Table5.1">
          <table:table-cell table:style-name="Table5.A10" office:value-type="string">
            <text:list xml:id="list200821559067366" text:continue-numbering="true" text:style-name="WWNum1">
              <text:list-item>
                <text:list>
                  <text:list-item>
                    <text:p text:style-name="P74">Help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40"><text:bookmark text:name="docs-internal-guid-b6e6d96c-7fff-7bf1-1c91-8c7126012de1"/>Presents FAQ section</text:p>
          </table:table-cell>
          <table:table-cell table:style-name="Table5.C10" office:value-type="string">
            <text:p text:style-name="P30">/<text:span text:style-name="T34">help</text:span></text:p>
          </table:table-cell>
        </table:table-row>
        <table:table-row table:style-name="Table5.1">
          <table:table-cell table:style-name="Table5.A11" office:value-type="string">
            <text:list xml:id="list200822326384589" text:continue-numbering="true" text:style-name="WWNum1">
              <text:list-item>
                <text:list>
                  <text:list-item>
                    <text:p text:style-name="P71">About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34"><text:span text:style-name="T4">Presents information about the</text:span><text:span text:style-name="T8"> website</text:span><text:span text:style-name="T4">.</text:span></text:p>
          </table:table-cell>
          <table:table-cell table:style-name="Table5.C11" office:value-type="string">
            <text:p text:style-name="P30">/about</text:p>
          </table:table-cell>
        </table:table-row>
      </table:table>
      <text:p text:style-name="P10"/>
      <text:p text:style-name="P10"><text:soft-page-break/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200822390067400" text:continue-numbering="true" text:style-name="WWNum1">
              <text:list-item>
                <text:p text:style-name="P62">API Resources (<text:span text:style-name="T33">Spring</text:span>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6">View name</text:p>
          </table:table-cell>
          <table:table-cell table:style-name="Table6.A2" office:value-type="string">
            <text:p text:style-name="P16">Brief Descriptions</text:p>
          </table:table-cell>
          <table:table-cell table:style-name="Table6.A2" office:value-type="string">
            <text:p text:style-name="P16">URI</text:p>
          </table:table-cell>
        </table:table-row>
        <table:table-row table:style-name="Table6.1">
          <table:table-cell table:style-name="Table6.A3" office:value-type="string">
            <text:list xml:id="list200821096334904" text:continue-numbering="true" text:style-name="WWNum1">
              <text:list-item>
                <text:list>
                  <text:list-item>
                    <text:p text:style-name="P63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10"><text:bookmark text:name="docs-internal-guid-6ff29445-7fff-7492-8402-82321db3eaed"/><text:span text:style-name="T27">GET </text:span><text:span text:style-name="T29">User Data</text:span><text:span text:style-name="T31"> </text:span><text:span text:style-name="T27">for all users, and POST new </text:span><text:span text:style-name="T29">User Data</text:span><text:span text:style-name="T31"> </text:span><text:span text:style-name="T27">(Id is auto-filled</text:span><text:span text:style-name="T31"> </text:span><text:span text:style-name="T27">and modified entity is returned as result from POST request). Available only for </text:span><text:span text:style-name="T29">Administrators</text:span><text:span text:style-name="T27">.</text:span></text:p>
          </table:table-cell>
          <table:table-cell table:style-name="Table6.C3" office:value-type="string">
            <text:p text:style-name="P46">/api/users</text:p>
          </table:table-cell>
        </table:table-row>
        <table:table-row table:style-name="Table6.1">
          <table:table-cell table:style-name="Table6.A4" office:value-type="string">
            <text:list xml:id="list200820707052084" text:continue-numbering="true" text:style-name="WWNum1">
              <text:list-item>
                <text:list>
                  <text:list-item>
                    <text:p text:style-name="P63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7"><text:span text:style-name="T4">GET, PUT, DELETE </text:span><text:span text:style-name="T14">User Data</text:span><text:span text:style-name="T4"> for </text:span><text:span text:style-name="T14">User</text:span><text:span text:style-name="T4"> with specified </text:span><text:span text:style-name="T14">userId</text:span><text:span text:style-name="T4">, according to restrictions decribed in UCs.</text:span></text:p>
          </table:table-cell>
          <table:table-cell table:style-name="Table6.C4" office:value-type="string">
            <text:p text:style-name="P46">/api/users/{userId}</text:p>
          </table:table-cell>
        </table:table-row>
        <table:table-row table:style-name="Table6.1">
          <table:table-cell table:style-name="Table6.A5" office:value-type="string">
            <text:list xml:id="list200822478949455" text:continue-numbering="true" text:style-name="WWNum1">
              <text:list-item>
                <text:list>
                  <text:list-item>
                    <text:p text:style-name="P68">Login/<text:span text:style-name="T36">Register</text:span>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7"><text:span text:style-name="T4">POST </text:span><text:span text:style-name="T14">User Credentials</text:span><text:span text:style-name="T4"> (e-mail address and password) and receive a valid </text:span><text:span text:style-name="T14">Security Token</text:span><text:span text:style-name="T4"> to use in subsequent API requests.</text:span></text:p>
          </table:table-cell>
          <table:table-cell table:style-name="Table6.C5" office:value-type="string">
            <text:p text:style-name="P46">/api/<text:span text:style-name="T36">auth/</text:span>login</text:p>
            <text:p text:style-name="P52">/api/auth/register</text:p>
          </table:table-cell>
        </table:table-row>
        <table:table-row table:style-name="Table6.1">
          <table:table-cell table:style-name="Table6.A6" office:value-type="string">
            <text:list xml:id="list200821273378487" text:continue-numbering="true" text:style-name="WWNum1">
              <text:list-item>
                <text:list>
                  <text:list-item>
                    <text:p text:style-name="P68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7"><text:span text:style-name="T4">POST a logout request for ending the active session</text:span><text:span text:style-name="T14">, </text:span><text:span text:style-name="T4">and invalidating the issued</text:span><text:span text:style-name="T14"> Security Token</text:span><text:span text:style-name="T4">.</text:span></text:p>
          </table:table-cell>
          <table:table-cell table:style-name="Table6.C6" office:value-type="string">
            <text:p text:style-name="P46">/api/logout</text:p>
          </table:table-cell>
        </table:table-row>
        <table:table-row table:style-name="Table6.1">
          <table:table-cell table:style-name="Table6.A7" office:value-type="string">
            <text:list xml:id="list200822349296948" text:continue-numbering="true" text:style-name="WWNum1">
              <text:list-item>
                <text:list>
                  <text:list-item>
                    <text:p text:style-name="P70">Gam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12">GET <text:span text:style-name="T44">game</text:span>s and POST new <text:span text:style-name="T44">Game</text:span>s (id is auto-filled and modified entity is returned as a result from POST request).</text:p>
          </table:table-cell>
          <table:table-cell table:style-name="Table6.C7" office:value-type="string">
            <text:p text:style-name="P49">/api/<text:span text:style-name="T44">game</text:span>s</text:p>
          </table:table-cell>
        </table:table-row>
        <table:table-row table:style-name="Table6.1">
          <table:table-cell table:style-name="Table6.A8" office:value-type="string">
            <text:list xml:id="list200821473639638" text:continue-numbering="true" text:style-name="WWNum1">
              <text:list-item>
                <text:list>
                  <text:list-item>
                    <text:p text:style-name="P70">Game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14">GET, PUT, DELETE <text:span text:style-name="T44">Game</text:span> Data for <text:span text:style-name="T44">Game</text:span> with specified gameId.</text:p>
          </table:table-cell>
          <table:table-cell table:style-name="Table6.C8" office:value-type="string">
            <text:p text:style-name="P48"><text:span text:style-name="T40">/api</text:span><text:span text:style-name="T38">/games/{gameId}</text:span></text:p>
          </table:table-cell>
        </table:table-row>
        <table:table-row table:style-name="Table6.1">
          <table:table-cell table:style-name="Table6.A9" office:value-type="string">
            <text:list xml:id="list200822538285769" text:continue-numbering="true" text:style-name="WWNum1">
              <text:list-item>
                <text:list>
                  <text:list-item>
                    <text:p text:style-name="P65">Game trailer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14">GET game trailers for a Game with specified gameId, and POST new Game trailer (id is auto-filled and modified entity is returned as a result from POST request).</text:p>
          </table:table-cell>
          <table:table-cell table:style-name="Table6.C9" office:value-type="string">
            <text:p text:style-name="P53"><text:span text:style-name="T41">/api</text:span><text:span text:style-name="T39">/games/{gameId}/trailers</text:span></text:p>
          </table:table-cell>
        </table:table-row>
        <table:table-row table:style-name="Table6.10">
          <table:table-cell table:style-name="Table6.A10" office:value-type="string">
            <text:list xml:id="list200821847358835" text:continue-numbering="true" text:style-name="WWNum1">
              <text:list-item>
                <text:list>
                  <text:list-item>
                    <text:p text:style-name="P65">Game trailer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14">GET, PUT, DELETE Game trailer Data for Game <text:s/>with specified gameId.</text:p>
          </table:table-cell>
          <table:table-cell table:style-name="Table6.C10" office:value-type="string">
            <text:p text:style-name="P54"><text:span text:style-name="T41">/api</text:span><text:span text:style-name="T39">/games/{gameId}/trailers/{trailerId}</text:span></text:p>
          </table:table-cell>
        </table:table-row>
        <text:soft-page-break/>
        <table:table-row table:style-name="Table6.1">
          <table:table-cell table:style-name="Table6.A14" office:value-type="string">
            <text:list xml:id="list200822561751183" text:continue-numbering="true" text:style-name="WWNum1">
              <text:list-item>
                <text:list>
                  <text:list-item>
                    <text:p text:style-name="P65">Order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3">GET <text:span text:style-name="T42">orders</text:span> and POST new <text:span text:style-name="T43">Orders</text:span> (id is auto-filled and modified entity is returned as a result from POST request).</text:p>
          </table:table-cell>
          <table:table-cell table:style-name="Table6.C14" office:value-type="string">
            <text:p text:style-name="P54"><text:span text:style-name="T41">/api</text:span><text:span text:style-name="T39">/orders</text:span></text:p>
          </table:table-cell>
        </table:table-row>
        <table:table-row table:style-name="Table6.1">
          <table:table-cell table:style-name="Table6.A14" office:value-type="string">
            <text:list xml:id="list200820743250322" text:continue-numbering="true" text:style-name="WWNum1">
              <text:list-item>
                <text:list>
                  <text:list-item>
                    <text:p text:style-name="P65">Order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5">GET, PUT, DELETE <text:span text:style-name="T43">Order </text:span>Data for <text:span text:style-name="T43">a Customer</text:span> with specified <text:span text:style-name="T43">order</text:span>Id.</text:p>
          </table:table-cell>
          <table:table-cell table:style-name="Table6.C14" office:value-type="string">
            <text:p text:style-name="P54"><text:span text:style-name="T41">/api</text:span><text:span text:style-name="T39">/orders/{orderId}</text:span></text:p>
          </table:table-cell>
        </table:table-row>
        <table:table-row table:style-name="Table6.1">
          <table:table-cell table:style-name="Table6.A14" office:value-type="string">
            <text:list xml:id="list200820779142312" text:continue-numbering="true" text:style-name="WWNum1">
              <text:list-item>
                <text:list>
                  <text:list-item>
                    <text:p text:style-name="P65">Order statuse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0"><text:bookmark text:name="docs-internal-guid-df924f80-7fff-98f5-9105-9967aa036330"/><text:span text:style-name="T27">GET </text:span><text:span text:style-name="T30">Order Statuses</text:span><text:span text:style-name="T31"> </text:span><text:span text:style-name="T27">for </text:span><text:span text:style-name="T30">Order</text:span><text:span text:style-name="T31"> </text:span><text:span text:style-name="T27">with specified </text:span><text:span text:style-name="T28">order</text:span><text:span text:style-name="T29">Id</text:span><text:span text:style-name="T27">, and POST new <text:s/></text:span><text:span text:style-name="T28">status </text:span><text:span text:style-name="T27">(Id is auto-filled </text:span><text:span text:style-name="T28">a</text:span><text:span text:style-name="T27">nd modified entity is returned as result from POST request).</text:span></text:p>
          </table:table-cell>
          <table:table-cell table:style-name="Table6.C14" office:value-type="string">
            <text:p text:style-name="P54"><text:span text:style-name="T41">/api</text:span><text:span text:style-name="T39">/orders/{orderId}/statuses</text:span></text:p>
          </table:table-cell>
        </table:table-row>
        <table:table-row table:style-name="Table6.1">
          <table:table-cell table:style-name="Table6.A14" office:value-type="string">
            <text:list xml:id="list200821510873438" text:continue-numbering="true" text:style-name="WWNum1">
              <text:list-item>
                <text:list>
                  <text:list-item>
                    <text:p text:style-name="P65">Order statu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5">GET, PUT, DELETE <text:span text:style-name="T43">Order Status </text:span>Data for <text:span text:style-name="T43">an Order </text:span>with specified <text:span text:style-name="T43">status</text:span>Id.</text:p>
          </table:table-cell>
          <table:table-cell table:style-name="Table6.C14" office:value-type="string">
            <text:p text:style-name="P54"><text:span text:style-name="T41">api</text:span><text:span text:style-name="T39">/orders/{orderId}/statuses/{statusId}</text:span></text:p>
          </table:table-cell>
        </table:table-row>
        <table:table-row table:style-name="Table6.1">
          <table:table-cell table:style-name="Table6.A15" office:value-type="string">
            <text:list xml:id="list200821667702274" text:continue-numbering="true" text:style-name="WWNum1">
              <text:list-item>
                <text:list>
                  <text:list-item>
                    <text:p text:style-name="P66">About </text:p>
                  </text:list-item>
                </text:list>
              </text:list-item>
            </text:list>
          </table:table-cell>
          <table:table-cell table:style-name="Table6.B15" office:value-type="string">
            <text:p text:style-name="P11">Get information on contacts, return policy, conditions, etc.</text:p>
          </table:table-cell>
          <table:table-cell table:style-name="Table6.C15" office:value-type="string">
            <text:p text:style-name="P47">/api/about</text:p>
          </table:table-cell>
        </table:table-row>
        <table:table-row table:style-name="Table6.1">
          <table:table-cell table:style-name="Table6.A16" office:value-type="string">
            <text:list xml:id="list200820866035459" text:continue-numbering="true" text:style-name="WWNum1">
              <text:list-item>
                <text:list>
                  <text:list-item>
                    <text:p text:style-name="P66">Help</text:p>
                  </text:list-item>
                </text:list>
              </text:list-item>
            </text:list>
          </table:table-cell>
          <table:table-cell table:style-name="Table6.B16" office:value-type="string">
            <text:p text:style-name="P32">Get FAQs</text:p>
          </table:table-cell>
          <table:table-cell table:style-name="Table6.C16" office:value-type="string">
            <text:p text:style-name="P27"><text:span text:style-name="T36">/api</text:span><text:span text:style-name="T37">/help</text:span></text:p>
          </table:table-cell>
        </table:table-row>
      </table:table>
      <text:p text:style-name="P7"/>
      <text:p text:style-name="P20">- <text:span text:style-name="T45">comments &amp; ratings</text:span></text:p>
      <text:p text:style-name="P21">- and new categories for them</text:p>
      <text:p text:style-name="P21">- <text:span text:style-name="T46">PUSH notifications for sales and discounts</text:span></text:p>
      <text:p text:style-name="P21">- <text:span text:style-name="T46">API to get data for populating the database – import json file to mongo db collection</text:span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/>
    </style:style>
    <style:style style:name="MT2" style:family="text">
      <style:text-properties fo:color="#000000" officeooo:rsid="002e51bf"/>
    </style:style>
    <style:style style:name="MT3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2003-201</text:span><text:span text:style-name="MT2">9</text:span><text:span text:style-name="MT1"> </text:span><text:a xlink:type="simple" xlink:href="http://iproduct.org/" text:style-name="ListLabel_20_1" text:visited-style-name="ListLabel_20_1"><text:span text:style-name="MT3">IPT – Intellectual Products &amp; Technologies [http://iproduct.org/].</text:span></text:a><text:span text:style-name="MT1"> All rights reserved. <text:tab/><text:tab/></text:span><text:page-number text:select-page="current">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30T19:54:21.672230468</dc:date>
    <meta:editing-duration>PT3H57M55S</meta:editing-duration>
    <meta:editing-cycles>15</meta:editing-cycles>
    <meta:document-statistic meta:table-count="6" meta:image-count="0" meta:object-count="0" meta:page-count="6" meta:paragraph-count="141" meta:word-count="1026" meta:character-count="6575" meta:non-whitespace-character-count="5710"/>
  </office:meta>
</office:document-meta>
</file>